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5eb91e" draw:fill-color="#ff0000" draw:opacity="50%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draw:stroke="none" svg:stroke-color="#5eb91e" draw:fill-color="#2a6099" draw:opacity="50%" draw:textarea-horizontal-align="justify" draw:textarea-vertical-align="middle" draw:auto-grow-height="false" fo:min-height="0.021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0000" draw:opacity="50%"/>
      <style:paragraph-properties fo:text-align="center"/>
    </style:style>
    <style:style style:name="P3" style:family="paragraph">
      <loext:graphic-properties draw:fill-color="#2a6099" draw:opacity="5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194cm" svg:y1="7.845cm" svg:x2="4.194cm" svg:y2="21.18cm">
          <text:p/>
        </draw:line>
        <draw:line draw:style-name="gr1" draw:text-style-name="P1" draw:layer="layout" svg:x1="3.167cm" svg:y1="20.253cm" svg:x2="18.153cm" svg:y2="20.253cm">
          <text:p/>
        </draw:line>
        <draw:custom-shape draw:style-name="gr2" draw:text-style-name="P2" draw:layer="layout" svg:width="0.381cm" svg:height="0.381cm" svg:x="5.826cm" svg:y="18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826cm" svg:y="1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226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334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026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334cm" svg:y="16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734cm" svg:y="16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534cm" svg:y="1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934cm" svg:y="1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634cm" svg:y="1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234cm" svg:y="16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034cm" svg:y="15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334cm" svg:y="1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534cm" svg:y="1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634cm" svg:y="1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134cm" svg:y="1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534cm" svg:y="1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926cm" svg:y="14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026cm" svg:y="1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926cm" svg:y="1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834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426cm" svg:y="1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834cm" svg:y="1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534cm" svg:y="18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634cm" svg:y="1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3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334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3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23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2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26cm" svg:y="1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026cm" svg:y="12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34cm" svg:y="12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426cm" svg:y="1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4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534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234cm" svg:y="11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4cm" svg:y="11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4cm" svg:y="11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34cm" svg:y="11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335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835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35cm" svg:y="10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735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2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127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35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527cm" svg:y="1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735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135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835cm" svg:y="9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2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4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735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736cm" svg:y="1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934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534cm" svg:y="11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5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235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5cm" svg:y="10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135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27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5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927cm" svg:y="1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5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535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235cm" svg:y="9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835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5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6cm" svg:y="1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827cm" svg:y="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735cm" svg:y="8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435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335cm" svg:y="11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5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33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336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27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5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034cm" svg:y="11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4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135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635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035cm" svg:y="9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535cm" svg:y="9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735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027cm" svg:y="11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335cm" svg:y="9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536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735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035cm" svg:y="9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5cm" svg:y="9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5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135cm" svg:y="10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135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28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536cm" svg:y="1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528cm" svg:y="1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436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136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6cm" svg:y="1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6cm" svg:y="1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7cm" svg:y="1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428cm" svg:y="1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7cm" svg:y="1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027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235cm" svg:y="1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335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5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935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236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134cm" svg:y="13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4cm" svg:y="13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235cm" svg:y="12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5cm" svg:y="12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5cm" svg:y="1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23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235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434cm" svg:y="1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9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634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535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93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5cm" svg:y="8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735cm" svg:y="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33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635cm" svg:y="8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335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935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235cm" svg:y="8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9.236cm" svg:y="9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236cm" svg:y="10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836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636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8.736cm" svg:y="9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527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93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136cm" svg:y="15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6cm" svg:y="1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6cm" svg:y="1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336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6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7cm" svg:y="1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237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435cm" svg:y="1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435cm" svg:y="13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636cm" svg:y="1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236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6cm" svg:y="1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7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737cm" svg:y="1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736cm" svg:y="14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935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136cm" svg:y="17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036cm" svg:y="1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736cm" svg:y="1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6cm" svg:y="1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637cm" svg:y="1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435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6.136cm" svg:y="15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637cm" svg:y="1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935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936cm" svg:y="16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437cm" svg:y="1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235cm" svg:y="16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5.537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11T16:13:15.495328957</meta:creation-date>
    <dc:date>2020-03-11T16:28:57.300790996</dc:date>
    <meta:editing-duration>PT4M55S</meta:editing-duration>
    <meta:editing-cycles>1</meta:editing-cycles>
    <meta:document-statistic meta:object-count="176"/>
    <meta:generator>LibreOffice/6.4.1.2$Linux_X86_64 LibreOffice_project/e1ad903d8acbc5f5b474f1d8ec3defef24b8c46b</meta:generator>
  </office:meta>
</office:document-meta>
</file>